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5.8333in"/>
    </style:style>
    <style:style style:name="Table77.A1" style:family="table-cell">
      <style:table-cell-properties fo:padding="0.0382in" fo:border="none"/>
    </style:style>
    <style:style style:name="Table4" style:family="table">
      <style:table-properties style:width="6.6896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0.8563in"/>
    </style:style>
    <style:style style:name="Table4.B" style:family="table-column">
      <style:table-column-properties style:column-width="1.4583in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B3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5.8333in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6.6896in" table:align="left" style:may-break-between-rows="false"/>
    </style:style>
    <style:style style:name="Table14.A" style:family="table-column">
      <style:table-column-properties style:column-width="0.8563in"/>
    </style:style>
    <style:style style:name="Table14.B" style:family="table-column">
      <style:table-column-properties style:column-width="5.8333in"/>
    </style:style>
    <style:style style:name="Table14.A1" style:family="table-cell">
      <style:table-cell-properties fo:padding="0.0382in" fo:border="none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fo:language="en" fo:country="US" officeooo:rsid="002476ae" officeooo:paragraph-rsid="002476ae"/>
    </style:style>
    <style:style style:name="P5" style:family="paragraph" style:parent-style-name="Standard">
      <style:text-properties fo:language="en" fo:country="US" officeooo:rsid="002476ae" officeooo:paragraph-rsid="002476ae" fo:background-color="transparent"/>
    </style:style>
    <style:style style:name="P6" style:family="paragraph" style:parent-style-name="Standard">
      <style:text-properties officeooo:rsid="002476ae" officeooo:paragraph-rsid="002476ae"/>
    </style:style>
    <style:style style:name="P7" style:family="paragraph" style:parent-style-name="cmd_5f_code_20_Start">
      <style:text-properties officeooo:rsid="002476ae" officeooo:paragraph-rsid="00109aaf"/>
    </style:style>
    <style:style style:name="P8" style:family="paragraph" style:parent-style-name="Heading_20_3">
      <style:text-properties officeooo:paragraph-rsid="002589ce"/>
    </style:style>
    <style:style style:name="P9" style:family="paragraph" style:parent-style-name="Default_5f_nt2">
      <style:text-properties officeooo:paragraph-rsid="002589ce"/>
    </style:style>
    <style:style style:name="P10" style:family="paragraph" style:parent-style-name="cmd_5f_root">
      <style:text-properties officeooo:paragraph-rsid="002589ce"/>
    </style:style>
    <style:style style:name="P11" style:family="paragraph" style:parent-style-name="Standard">
      <style:text-properties officeooo:rsid="002476ae" officeooo:paragraph-rsid="002589ce"/>
    </style:style>
    <style:style style:name="P12" style:family="paragraph" style:parent-style-name="Standard">
      <style:text-properties fo:language="en" fo:country="US" officeooo:rsid="002589ce" officeooo:paragraph-rsid="002589ce"/>
    </style:style>
    <style:style style:name="P13" style:family="paragraph" style:parent-style-name="Standard">
      <style:text-properties officeooo:rsid="002589ce" officeooo:paragraph-rsid="002589ce"/>
    </style:style>
    <style:style style:name="P14" style:family="paragraph" style:parent-style-name="Default_5f_nt2">
      <style:text-properties officeooo:rsid="002589ce" officeooo:paragraph-rsid="002589c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2476ae" officeooo:paragraph-rsid="002589ce" fo:background-color="transparent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2589ce" officeooo:paragraph-rsid="002589ce" fo:background-color="transparent"/>
    </style:style>
    <style:style style:name="P18" style:family="paragraph" style:parent-style-name="Standard">
      <style:text-properties fo:language="en" fo:country="US" officeooo:rsid="002476ae" officeooo:paragraph-rsid="002589ce" fo:background-color="transparent"/>
    </style:style>
    <style:style style:name="P19" style:family="paragraph" style:parent-style-name="cmd_5f_code_20_Start">
      <style:text-properties officeooo:rsid="00109aaf" officeooo:paragraph-rsid="002589ce"/>
    </style:style>
    <style:style style:name="P20" style:family="paragraph" style:parent-style-name="cmd_5f_code_5f_single">
      <style:text-properties officeooo:rsid="002589ce" officeooo:paragraph-rsid="002589ce"/>
    </style:style>
    <style:style style:name="P21" style:family="paragraph" style:parent-style-name="cmd_5f_code">
      <style:text-properties officeooo:paragraph-rsid="002589ce"/>
    </style:style>
    <style:style style:name="P22" style:family="paragraph" style:parent-style-name="Standard">
      <style:text-properties officeooo:paragraph-rsid="002589ce"/>
    </style:style>
    <style:style style:name="P23" style:family="paragraph" style:parent-style-name="Heading_20_3">
      <style:text-properties officeooo:paragraph-rsid="00059240"/>
    </style:style>
    <style:style style:name="P24" style:family="paragraph" style:parent-style-name="Standard">
      <style:text-properties fo:language="en" fo:country="US" officeooo:rsid="0025d25f" officeooo:paragraph-rsid="0025d25f" fo:background-color="transparent"/>
    </style:style>
    <style:style style:name="P25" style:family="paragraph" style:parent-style-name="cmd_5f_code">
      <style:text-properties officeooo:rsid="0025d25f" officeooo:paragraph-rsid="0025d25f"/>
    </style:style>
    <style:style style:name="P26" style:family="paragraph" style:parent-style-name="Standard">
      <style:text-properties officeooo:paragraph-rsid="00059240"/>
    </style:style>
    <style:style style:name="P27" style:family="paragraph" style:parent-style-name="Heading_20_3">
      <style:text-properties officeooo:paragraph-rsid="002476ae"/>
    </style:style>
    <style:style style:name="P28" style:family="paragraph" style:parent-style-name="Default_5f_nt2">
      <style:text-properties officeooo:rsid="00074fb8" officeooo:paragraph-rsid="00074fb8"/>
    </style:style>
    <style:style style:name="P29" style:family="paragraph" style:parent-style-name="Standard">
      <style:text-properties officeooo:rsid="0012c68b" officeooo:paragraph-rsid="0012c68b"/>
    </style:style>
    <style:style style:name="P30" style:family="paragraph" style:parent-style-name="Heading_20_3">
      <style:paragraph-properties fo:text-indent="0in" style:auto-text-indent="false"/>
    </style:style>
    <style:style style:name="T1" style:family="text">
      <style:text-properties officeooo:rsid="002476ae"/>
    </style:style>
    <style:style style:name="T2" style:family="text">
      <style:text-properties officeooo:rsid="00044380"/>
    </style:style>
    <style:style style:name="T3" style:family="text">
      <style:text-properties officeooo:rsid="00281ff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10.5pt"/>
    </style:style>
    <style:style style:name="T7" style:family="text">
      <style:text-properties officeooo:rsid="002589c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589ce"/>
    </style:style>
    <style:style style:name="T10" style:family="text">
      <style:text-properties officeooo:rsid="0029ac7e"/>
    </style:style>
    <style:style style:name="T11" style:family="text">
      <style:text-properties officeooo:rsid="0025d25f"/>
    </style:style>
    <style:style style:name="T12" style:family="text">
      <style:text-properties officeooo:rsid="0025d25f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span text:style-name="T1">FETCH</text:span><text:bookmark-start text:name="_scpi_subsys_fetch"/><text:span text:style-name="T2"> subsystem</text:span><text:bookmark-end text:name="_scpi_subsys_fetch"/></text:h>
        </text:list-item>
      </text:list>
      <text:p text:style-name="P2">The <text:span text:style-name="T1">FETCh</text:span> subsystem <text:span text:style-name="T1">reads the last measured values. It doesn’t trigger </text:span><text:span text:style-name="T3">any </text:span><text:span text:style-name="T1">measurements or clears any values.</text:span></text:p>
      <text:p text:style-name="P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FETCh[:SCALar]:<text:span text:style-name="T1">*</text:span>[:DC]?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Default_5f_nt2">Syntax</text:p>
          </table:table-cell>
          <table:table-cell table:style-name="Table77.A1" office:value-type="string">
            <text:p text:style-name="cmd_5f_root"><text:bookmark-start text:name="_scpi_fetch_curr"/>FETCh[:SCALar]:CURRent[:DC]?<text:bookmark-end text:name="_scpi_fetch_curr"/></text:p>
            <text:p text:style-name="P3"><text:bookmark-start text:name="_scpi_fetch_volt"/>FETCh[:SCALar]:VOLTage[:DC]?<text:bookmark-end text:name="_scpi_fetch_volt"/></text:p>
            <text:p text:style-name="P3"><text:bookmark-start text:name="_scpi_fetch_pow"/>FETCh[:SCALar]:POWer[:DC]?<text:bookmark-end text:name="_scpi_fetch_pow"/></text:p>
          </table:table-cell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office:value-type="string">
            <text:p text:style-name="P4">These queries return the last measured current (A), voltage (V) or power (W) measurements. Measurements are averaged over the set number of line power cycles.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office:value-type="string">
            <text:p text:style-name="P5">Float</text:p>
          </table:table-cell>
        </table:table-row>
        <table:table-row>
          <table:table-cell table:style-name="Table77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7.A1" office:value-type="string">
            <text:p text:style-name="P6">Fetch the last measured current value:</text:p>
            <text:p text:style-name="P7">FETCH:CURR?</text:p>
            <text:p text:style-name="cmd_5f_code_5f_single">1.<text:span text:style-name="T1">02</text:span></text:p>
          </table:table-cell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office:value-type="string">
            <text:p text:style-name="cmd_5f_code"><text:span text:style-name="T6"/></text:p>
          </table:table-cell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office:value-type="string">
            <text:p text:style-name="P6">[SENSe:]NPLCycles</text:p>
          </table:table-cell>
        </table:table-row>
      </table:table>
      <text:p text:style-name="Standard"/>
      <text:list text:continue-numbering="true" text:style-name="Outline">
        <text:list-item>
          <text:list>
            <text:list-item>
              <text:list>
                <text:list-item>
                  <text:h text:style-name="P8" text:outline-level="3">FETCh[:SCALar]:<text:span text:style-name="T1">*</text:span>[:DC]:STATistics?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9">Syntax</text:p>
          </table:table-cell>
          <table:table-cell table:style-name="Table4.A1" table:number-columns-spanned="4" office:value-type="string">
            <text:p text:style-name="P10"><text:bookmark-start text:name="_scpi_fetch_curr_stat"/>FETCh[:SCALar]:CURRent[:DC]:STATistics?<text:bookmark-end text:name="_scpi_fetch_curr_stat"/> &lt;<text:span text:style-name="T7">stat&gt;</text:span></text:p>
            <text:p text:style-name="P10"><text:bookmark-start text:name="_scpi_fetch_volt_stat"/>FETCh[:SCALar]:VOLTage[:DC]:STATistics?<text:bookmark-end text:name="_scpi_fetch_volt_stat"/> &lt;<text:span text:style-name="T7">stat&gt;</text:span></text:p>
            <text:p text:style-name="P10"><text:bookmark-start text:name="_scpi_fetch_power_stat"/>FETCh[:SCALar]:POWer[:DC]:STATistics?<text:bookmark-end text:name="_scpi_fetch_power_stat"/> <text:s/>&lt;<text:span text:style-name="T7">stat&gt;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Description</text:p>
          </table:table-cell>
          <table:table-cell table:style-name="Table4.A1" table:number-columns-spanned="4" office:value-type="string">
            <text:p text:style-name="P11"><text:span text:style-name="T8">These queries return </text:span><text:span text:style-name="T9">one or all of </text:span><text:span text:style-name="T8">the </text:span><text:span text:style-name="T9">statistical values of </text:span><text:span text:style-name="T8">current (A), voltage (V) or power (W) measurements </text:span><text:span text:style-name="T9">over the reported number amount of measurements (count)</text:span><text:span text:style-name="T8">. </text:span></text:p>
            <text:p text:style-name="P12">Without parameters all stats of the measurement are retuned in the order min,<text:span text:style-name="T10">avg</text:span>,<text:span text:style-name="T10">dev, max </text:span>and count. </text:p>
            <text:p text:style-name="P13"><text:span text:style-name="T8"/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table:number-rows-spanned="2" office:value-type="string">
            <text:p text:style-name="P14">Parameters</text:p>
          </table:table-cell>
          <table:table-cell table:style-name="Table4.B3" office:value-type="string">
            <text:p text:style-name="P15">Name</text:p>
          </table:table-cell>
          <table:table-cell table:style-name="Table4.B3" office:value-type="string">
            <text:p text:style-name="P15">Type</text:p>
          </table:table-cell>
          <table:table-cell table:style-name="Table4.B3" office:value-type="string">
            <text:p text:style-name="P15">Range</text:p>
          </table:table-cell>
          <table:table-cell table:style-name="Table4.B3" office:value-type="string">
            <text:p text:style-name="P15">Default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6">&lt;<text:span text:style-name="T7">stat&gt;</text:span></text:p>
          </table:table-cell>
          <table:table-cell table:style-name="Table4.A1" office:value-type="string">
            <text:p text:style-name="P17">Discrete</text:p>
          </table:table-cell>
          <table:table-cell table:style-name="Table4.A1" office:value-type="string">
            <text:p text:style-name="P17">MIN|MAX|AVG|<text:span text:style-name="T10">DEV|</text:span>COUNT</text:p>
          </table:table-cell>
          <table:table-cell table:style-name="Table4.A1" office:value-type="string">
            <text:p text:style-name="P17">all</text:p>
          </table:table-cell>
        </table:table-row>
        <table:table-row>
          <table:table-cell table:style-name="Table4.A1" office:value-type="string">
            <text:p text:style-name="P9">Return</text:p>
          </table:table-cell>
          <table:table-cell table:style-name="Table4.A1" table:number-columns-spanned="4" office:value-type="string">
            <text:p text:style-name="P18">Float <text:span text:style-name="T7">or comma separated floats. The count is an integer.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<text:span text:style-name="T4">Usage</text:span><text:span text:style-name="T5"> </text:span><text:span text:style-name="T4">example</text:span></text:p>
          </table:table-cell>
          <table:table-cell table:style-name="Table4.A1" table:number-columns-spanned="4" office:value-type="string">
            <text:p text:style-name="P11">Fetch the <text:span text:style-name="T7">statistics of current</text:span>:</text:p>
            <text:p text:style-name="P19"><text:span text:style-name="T1">FETCH:CURR:</text:span><text:span text:style-name="T7">STAT</text:span><text:span text:style-name="T1">?</text:span></text:p>
            <text:p text:style-name="P20">0.97,1.<text:span text:style-name="T10">01</text:span>,<text:span text:style-name="T10">0.021,</text:span>1.<text:span text:style-name="T10">12</text:span>,123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Errors</text:p>
          </table:table-cell>
          <table:table-cell table:style-name="Table4.A1" table:number-columns-spanned="4" office:value-type="string">
            <text:p text:style-name="P21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Related Commands</text:p>
          </table:table-cell>
          <table:table-cell table:style-name="Table4.A1" table:number-columns-spanned="4" office:value-type="string">
            <text:p text:style-name="P11">[SENSe:]NPLCycles</text:p>
            <text:p text:style-name="P13">[SENSe:]CURRent:STATistics[:ON]</text:p>
            <text:p text:style-name="P13">[SENSe:]CURRent:STATistics:CLEAR</text:p>
            <text:p text:style-name="P13">[SENSe:]VOLTage:STATistics[:ON]</text:p>
            <text:p text:style-name="P13">[SENSe:]VOLTage:STATistics:CLEAR</text:p>
            <text:p text:style-name="P13">[SENSe:]POWer:STATistics[:ON]</text:p>
            <text:p text:style-name="P13">[SENSe:]POWer:STATistics:CLEAR</text:p>
          </table:table-cell>
          <table:covered-table-cell/>
          <table:covered-table-cell/>
          <table:covered-table-cell/>
        </table:table-row>
      </table:table>
      <text:p text:style-name="P22"/>
      <text:p text:style-name="Standard"/>
      <text:list text:continue-numbering="true" text:style-name="Outline">
        <text:list-item>
          <text:list>
            <text:list-item>
              <text:list>
                <text:list-item>
                  <text:h text:style-name="P23" text:outline-level="3"><text:soft-page-break/>FETCh[:SCALar]:VOLTage:REVerse[:POLarity]?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Default_5f_nt2">Syntax</text:p>
          </table:table-cell>
          <table:table-cell table:style-name="Table3.A1" office:value-type="string">
            <text:p text:style-name="cmd_5f_root"><text:bookmark-start text:name="_scpi_fetch_volt_rev"/>FETCh[:SCALar]:VOLTage:REVerse[:POLarity]?<text:bookmark-end text:name="_scpi_fetch_volt_rev"/> </text:p>
          </table:table-cell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office:value-type="string">
            <text:p text:style-name="P2">This <text:span text:style-name="T11">query returns true if the last detected status of the reverse polarity detection circuit was positive (polarity reversed) or not (normal polarity).</text:span>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office:value-type="string">
            <text:p text:style-name="P24">1 = reverse polarity, 0 = no reverse polarity</text:p>
          </table:table-cell>
        </table:table-row>
        <table:table-row>
          <table:table-cell table:style-name="Table3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3.A1" office:value-type="string">
            <text:p text:style-name="cmd_5f_code">FETC<text:span text:style-name="T11">H</text:span>:VOLT:REV?</text:p>
            <text:p text:style-name="P25">0</text:p>
          </table:table-cell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office:value-type="string">
            <text:p text:style-name="cmd_5f_code"><text:span text:style-name="T6"/></text:p>
          </table:table-cell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office:value-type="string">
            <text:p text:style-name="P26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7" text:outline-level="3">FETCh:CAPacity?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Default_5f_nt2">Syntax</text:p>
          </table:table-cell>
          <table:table-cell table:style-name="Table14.A1" office:value-type="string">
            <text:p text:style-name="cmd_5f_root"><text:bookmark-start text:name="_scpi_fetch_cap"/>FETCh:CAPacity?<text:bookmark-end text:name="_scpi_fetch_cap"/></text:p>
          </table:table-cell>
        </table:table-row>
        <table:table-row>
          <table:table-cell table:style-name="Table14.A1" office:value-type="string">
            <text:p text:style-name="Default_5f_nt2">Description</text:p>
          </table:table-cell>
          <table:table-cell table:style-name="Table14.A1" office:value-type="string">
            <text:p text:style-name="P2">This <text:span text:style-name="T12">queries returns the last measured set of capacity values in the order Ah, Wh, time. </text:span></text:p>
          </table:table-cell>
        </table:table-row>
        <table:table-row>
          <table:table-cell table:style-name="Table14.A1" office:value-type="string">
            <text:p text:style-name="Default_5f_nt2">Return</text:p>
          </table:table-cell>
          <table:table-cell table:style-name="Table14.A1" office:value-type="string">
            <text:p text:style-name="P24">Comma separated array</text:p>
          </table:table-cell>
        </table:table-row>
        <table:table-row>
          <table:table-cell table:style-name="Table1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4.A1" office:value-type="string">
            <text:p text:style-name="P25">FETCH:CAP?</text:p>
            <text:p text:style-name="P25">0.121, 0.232, 63</text:p>
          </table:table-cell>
        </table:table-row>
        <table:table-row>
          <table:table-cell table:style-name="Table14.A1" office:value-type="string">
            <text:p text:style-name="P28">Errors</text:p>
          </table:table-cell>
          <table:table-cell table:style-name="Table14.A1" office:value-type="string">
            <text:p text:style-name="Standard"/>
          </table:table-cell>
        </table:table-row>
        <table:table-row>
          <table:table-cell table:style-name="Table14.A1" office:value-type="string">
            <text:p text:style-name="Default_5f_nt2">Related Commands</text:p>
          </table:table-cell>
          <table:table-cell table:style-name="Table14.A1" office:value-type="string">
            <text:p text:style-name="P29">[SOURce]:CAPacity<text:span text:style-name="T11">[:ON]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P30" text:outline-level="3" text:is-list-header="true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5. FETCh</dc:title>
    <meta:document-statistic meta:table-count="4" meta:image-count="0" meta:object-count="0" meta:page-count="2" meta:paragraph-count="80" meta:word-count="245" meta:character-count="2043" meta:non-whitespace-character-count="1877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